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25d969"/>
    </style:style>
    <style:style style:name="P2" style:family="paragraph" style:parent-style-name="Preformatted_20_Text">
      <style:paragraph-properties style:writing-mode="lr-tb"/>
      <style:text-properties officeooo:paragraph-rsid="002d7405"/>
    </style:style>
    <style:style style:name="T1" style:family="text">
      <style:text-properties officeooo:rsid="001870bd"/>
    </style:style>
    <style:style style:name="T2" style:family="text">
      <style:text-properties officeooo:rsid="00198e0f"/>
    </style:style>
    <style:style style:name="T3" style:family="text">
      <style:text-properties officeooo:rsid="001a7d21"/>
    </style:style>
    <style:style style:name="T4" style:family="text">
      <style:text-properties officeooo:rsid="00212406"/>
    </style:style>
    <style:style style:name="T5" style:family="text">
      <style:text-properties officeooo:rsid="00225685"/>
    </style:style>
    <style:style style:name="T6" style:family="text">
      <style:text-properties officeooo:rsid="00244585"/>
    </style:style>
    <style:style style:name="T7" style:family="text">
      <style:text-properties officeooo:rsid="00258634"/>
    </style:style>
    <style:style style:name="T8" style:family="text">
      <style:text-properties officeooo:rsid="0025d969"/>
    </style:style>
    <style:style style:name="T9" style:family="text">
      <style:text-properties officeooo:rsid="0026a39e"/>
    </style:style>
    <style:style style:name="T10" style:family="text">
      <style:text-properties officeooo:rsid="002a3442"/>
    </style:style>
    <style:style style:name="T11" style:family="text">
      <style:text-properties officeooo:rsid="002c0c34"/>
    </style:style>
    <style:style style:name="T12" style:family="text">
      <style:text-properties officeooo:rsid="002d7405"/>
    </style:style>
    <style:style style:name="T13" style:family="text">
      <style:text-properties officeooo:rsid="002e7d3c"/>
    </style:style>
    <style:style style:name="T14" style:family="text">
      <style:text-properties officeooo:rsid="002e8faf"/>
    </style:style>
    <style:style style:name="T15" style:family="text">
      <style:text-properties officeooo:rsid="002f9afa"/>
    </style:style>
    <style:style style:name="T16" style:family="text">
      <style:text-properties officeooo:rsid="00302fe1"/>
    </style:style>
    <style:style style:name="T17" style:family="text">
      <style:text-properties officeooo:rsid="00315c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ext:span text:style-name="T10">The first point that stood out to me this week was that g</text:span>endered voice assistants can have a sociological impact on end-users, e.g., <text:span text:style-name="T11">normalizing</text:span> the sexual harassment and verbal abuse of women. I had not considered th<text:span text:style-name="T11">at despite being artificial entities, these voice assistants can still affect the development of social norms in the people that interact with them because they are intended to represent a virtual human and thus </text:span><text:span text:style-name="T16">are </text:span><text:span text:style-name="T11">implicitly expected to respond as humans would, albeit </text:span><text:span text:style-name="T16">with</text:span><text:span text:style-name="T11"> a tailored set of possible responses. </text:span><text:span text:style-name="T1">A solution to this issue would be to implement </text:span><text:span text:style-name="T11">input and output </text:span><text:span text:style-name="T1">safeguards in voice assistants, </text:span><text:span text:style-name="T11">like those which </text:span><text:span text:style-name="T1">already exist to some </text:span><text:span text:style-name="T16">extent</text:span><text:span text:style-name="T1"> in AI chat bots. This would include recognizing malicious or otherwise </text:span><text:span text:style-name="T11">unacceptable</text:span><text:span text:style-name="T1"> phrases, and returning a response that could </text:span><text:span text:style-name="T11">reflect the inappropriate nature of the request. </text:span><text:span text:style-name="T1">Once these types of utilities attain moral patient s</text:span><text:span text:style-name="T13">tatus</text:span><text:span text:style-name="T1">, </text:span><text:span text:style-name="T2">existing laws protecting people</text:span><text:span text:style-name="T1"> against sexual harassment </text:span><text:span text:style-name="T2">and</text:span><text:span text:style-name="T1"> mental </text:span><text:span text:style-name="T13">or </text:span><text:span text:style-name="T1">emotional abuse </text:span><text:span text:style-name="T2">should be adapted to include these entities in their protections</text:span><text:span text:style-name="T1">. Until then, </text:span><text:span text:style-name="T13">there</text:span><text:span text:style-name="T2"> should be </text:span><text:span text:style-name="T3">a set of industry standard usage policies for utilities like voice assistants that communicate with end users, as well as standards for the types of safeguards that should be put in place. </text:span><text:span text:style-name="T13">These standards will help provide a level of trust that the utilities can not be abused or used for malicious purposes.</text:span></text:p>
      <text:p text:style-name="Preformatted_20_Text"/>
      <text:p text:style-name="P2"><text:span text:style-name="T7">The </text:span><text:span text:style-name="T12">second point that stood out to me was that AI systems pose a potential threat to the truth and trustworthiness of information</text:span><text:span text:style-name="T7">. We touched on the topic of AI produced output </text:span><text:span text:style-name="T17">potentially</text:span><text:span text:style-name="T7"> being used to train other AI systems. This seems like an impossible issue to solve, </text:span><text:span text:style-name="T12">so naturally it intrigued me </text:span><text:span text:style-name="T17">and</text:span><text:span text:style-name="T12"> </text:span><text:span text:style-name="T7">I have pondered </text:span><text:span text:style-name="T12">it</text:span><text:span text:style-name="T7"> on my own substantially. A</text:span><text:span text:style-name="T8">n idea I’ve thought </text:span><text:span text:style-name="T12">about </text:span><text:span text:style-name="T8">that might help mitigate this </text:span><text:span text:style-name="T12">threat </text:span><text:span text:style-name="T8">would be to leverage </text:span><text:span text:style-name="T14">non-rendered Unicode characters such as “</text:span><text:span text:style-name="T17">Tags”</text:span><text:span text:style-name="T14">, and insert them into the output generated by AI systems</text:span><text:span text:style-name="T8">. These </text:span><text:span text:style-name="T14">characters </text:span><text:span text:style-name="T8">are </text:span><text:span text:style-name="T14">not </text:span><text:span text:style-name="T8">typically </text:span><text:span text:style-name="T14">seen by users</text:span><text:span text:style-name="T8">, but are recognizable by text-processing programs. </text:span><text:span text:style-name="T14">By inserting them into AI generated output</text:span><text:span text:style-name="T8">, when data is collected to train AI systems and these characters are encountered, the data set could be recognized as generative AI output and ignored. This issue should be handled by best-practice</text:span><text:span text:style-name="T9">s</text:span><text:span text:style-name="T8"> for </text:span><text:span text:style-name="T9">handling training data and generated output. It is likely in a company’s best interest to maintain quality training data so that their products can behave in a way that resembles human-like behavior. </text:span><text:span text:style-name="T17">Therefore,</text:span><text:span text:style-name="T9"> they </text:span><text:span text:style-name="T14">would </text:span><text:span text:style-name="T9">be </text:span><text:span text:style-name="T14">motivated </text:span><text:span text:style-name="T9">to try and prevent recycling AI generated output in their training datasets </text:span><text:span text:style-name="T17">and implement ways to avoid this</text:span><text:span text:style-name="T9">.</text:span></text:p>
      <text:p text:style-name="P1"/>
      <text:p text:style-name="Preformatted_20_Text">The <text:span text:style-name="T14">last point that stood out to me was the</text:span> potential failure and corruptibility of ethical AI systems. <text:span text:style-name="T4">Another interest </text:span><text:span text:style-name="T5">I have</text:span><text:span text:style-name="T4"> is how trust in AI systems can be established </text:span><text:span text:style-name="T5">and maintained. One particular </text:span><text:span text:style-name="T15">example</text:span><text:span text:style-name="T5"> would be in </text:span><text:span text:style-name="T15">the domain of </text:span><text:span text:style-name="T5">healthcare </text:span><text:span text:style-name="T15">and</text:span><text:span text:style-name="T5"> AI surgeons or automated diagnostic and prescription systems. While the development of these tools would be revolutionary to healthcare, it is difficult to know at what point we can trust them to do their jobs without causing harm to patients. A solution to this issue would be a real-time automated monitoring system that is independent of the AI surgeon or automated diagnostic and prescription machine. Such a system would be able to aid a human supervisor and alert them to strange behavior or unforeseen circumstances, suspend the function of the AI system, and allow the supervisor to assume direct control and prevent any potential harm. In the case of the medical utilities described, this </text:span><text:span text:style-name="T15">should</text:span><text:span text:style-name="T5"> be regulated by the FDA </text:span><text:span text:style-name="T15">in conjunction with experts in AI systems</text:span><text:span text:style-name="T5">. The tools would have to undergo</text:span><text:span text:style-name="T6"> evaluation to classify their risk level to patients, and be cleared for use only after extensive testing could show that they are at least as safe as existing </text:span><text:span text:style-name="T15">assistive </text:span><text:span text:style-name="T6">devic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06T20:13:56.521391192</dc:date>
    <meta:editing-duration>PT1H9M19S</meta:editing-duration>
    <meta:editing-cycles>16</meta:editing-cycles>
    <meta:generator>LibreOffice/24.2.5.2$Linux_X86_64 LibreOffice_project/d6e8b0f3fc6e8af2b00cf4969fd0d2fa45b9a62e</meta:generator>
    <meta:document-statistic meta:table-count="0" meta:image-count="0" meta:object-count="0" meta:page-count="1" meta:paragraph-count="3" meta:word-count="634" meta:character-count="3865" meta:non-whitespace-character-count="3234"/>
  </office:meta>
</office:document-meta>
</file>